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50000035C66CD1AA3E88406D5.png" manifest:media-type="image/png"/>
  <manifest:file-entry manifest:full-path="Pictures/TablePreview2.svm" manifest:media-type=""/>
  <manifest:file-entry manifest:full-path="Pictures/1000000000000020000000204B249CA79A42C6D7.png" manifest:media-type="image/png"/>
  <manifest:file-entry manifest:full-path="Pictures/10000000000004F900000322B6E66A5FF68F74A7.png" manifest:media-type="image/png"/>
  <manifest:file-entry manifest:full-path="Pictures/TablePreview1.svm" manifest:media-type=""/>
  <manifest:file-entry manifest:full-path="Pictures/10000000000004F900000322783ADE15FCCE3CB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2.75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outline1">
      <style:graphic-properties fo:min-height="13.174cm"/>
    </style:style>
    <style:style style:name="pr7" style:family="presentation" style:parent-style-name="Vivid1-outline1">
      <style:graphic-properties fo:min-height="5.979cm"/>
    </style:style>
    <style:style style:name="pr8" style:family="presentation" style:parent-style-name="Vivid1-notes">
      <style:graphic-properties draw:fill-color="#ffffff" fo:min-height="12.464cm"/>
    </style:style>
    <style:style style:name="pr9" style:family="presentation" style:parent-style-name="Vivid1-subtitle">
      <style:graphic-properties draw:fill-color="#ffffff" draw:auto-grow-height="true" fo:min-height="16.255cm"/>
    </style:style>
    <style:style style:name="pr10" style:family="presentation" style:parent-style-name="Vivid1-subtitle">
      <style:graphic-properties draw:fill-color="#ffffff" fo:min-height="16.255cm"/>
    </style:style>
    <style:style style:name="co1" style:family="table-column">
      <style:table-column-properties style:column-width="5.966cm" style:use-optimal-column-width="false"/>
    </style:style>
    <style:style style:name="co2" style:family="table-column">
      <style:table-column-properties style:column-width="5.968cm" style:use-optimal-column-width="false"/>
    </style:style>
    <style:style style:name="ro1" style:family="table-row">
      <style:table-row-properties style:row-height="2.278cm"/>
    </style:style>
    <style:style style:name="ro2" style:family="table-row">
      <style:table-row-properties style:row-height="1.091cm"/>
    </style:style>
    <style:style style:name="ro3" style:family="table-row">
      <style:table-row-properties style:row-height="1.093cm"/>
    </style:style>
    <style:style style:name="ro4" style:family="table-row">
      <style:table-row-properties style:row-height="2.065cm"/>
    </style:style>
    <style:style style:name="ro5" style:family="table-row">
      <style:table-row-properties style:row-height="0.989cm"/>
    </style:style>
    <style:style style:name="ce1" style:family="table-cell">
      <style:paragraph-properties fo:text-align="center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  <style:text-properties fo:font-size="19.7999992370605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DejaVu Sans Mono"/>
    </style:style>
    <style:style style:name="P6" style:family="paragraph">
      <style:paragraph-properties fo:margin-top="0cm" fo:margin-bottom="0.5cm"/>
      <style:text-properties style:font-name="DejaVu Sans Mono"/>
    </style:style>
    <style:style style:name="P7" style:family="paragraph">
      <style:text-properties style:font-name="DejaVu Sans Mono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style:use-window-font-color="true" style:text-outline="false" style:text-line-through-style="none" style:text-line-through-type="none" style:font-name="DejaVu Sans Mono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" style:family="text">
      <style:text-properties style:font-name="DejaVu Sans Mono"/>
    </style:style>
    <style:style style:name="T3" style:family="text">
      <style:text-properties fo:font-size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4617b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Designing APIs For Performance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2 things to think about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Function calls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Functions provide an abstraction barrier</text:p>
              </text:list-item>
              <text:list-item>
                <text:p>Above the line – choosing the right algorithm</text:p>
              </text:list-item>
              <text:list-item>
                <text:p>Below the line – classic performance optimisation</text:p>
              </text:list-item>
              <text:list-item>
                <text:p>Across the line – this talk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2 Things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Are really one thing</text:p>
              </text:list-item>
              <text:list-item>
                <text:p>We think about them very differently, so it’s nice to keep them separate</text:p>
              </text:list-item>
              <text:list-item>
                <text:p>They are not new things. We do actually think about them all the time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4" draw:master-page-name="Vivid1" presentation:presentation-page-layout-name="AL3T12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Motivation: Fostgres</text:p>
          </draw:text-box>
        </draw:frame>
        <draw:frame presentation:style-name="pr4" draw:layer="layout" svg:width="14.558cm" svg:height="12.954cm" svg:x="1.664cm" svg:y="5.334cm" presentation:class="outline" presentation:user-transformed="true">
          <draw:text-box>
            <text:list text:style-name="L2">
              <text:list-item>
                <text:p>JSON config</text:p>
              </text:list-item>
            </text:list>
          </draw:text-box>
        </draw:frame>
        <draw:frame presentation:style-name="pr7" draw:layer="layout" svg:width="14.558cm" svg:height="6.179cm" svg:x="16.951cm" svg:y="5.334cm" presentation:class="outline" presentation:user-transformed="true">
          <draw:text-box>
            <text:list text:style-name="L2">
              <text:list-item>
                <text:p>Table defs</text:p>
              </text:list-item>
            </text:list>
          </draw:text-box>
        </draw:frame>
        <draw:frame presentation:style-name="pr7" draw:layer="layout" svg:width="14.558cm" svg:height="6.179cm" svg:x="16.951cm" svg:y="12.101cm" presentation:class="outline">
          <draw:text-box>
            <text:list text:style-name="L2">
              <text:list-item>
                <text:p>CSV output</text:p>
              </text:list-item>
            </text:list>
          </draw:text-box>
        </draw:frame>
        <presentation:notes draw:style-name="dp5">
          <draw:page-thumbnail draw:style-name="gr1" draw:layer="layout" svg:width="12.292cm" svg:height="10.386cm" svg:x="4.352cm" svg:y="3.104cm" draw:page-number="4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JSON</text:p>
          </draw:text-box>
        </draw:frame>
        <draw:frame presentation:style-name="pr4" draw:text-style-name="P5" draw:layer="layout" svg:width="29.832cm" svg:height="12.954cm" svg:x="1.664cm" svg:y="5.334cm" presentation:class="outline">
          <draw:text-box>
            <text:list text:style-name="L2">
              <text:list-item>
                <text:p text:style-name="P4"><text:span text:style-name="T1">using array_type =</text:span><text:span text:style-name="T1"><text:line-break/></text:span><text:span text:style-name="T1"> <text:s/>std::vector&lt;std::shared_ptr&lt;json&gt;&gt;;</text:span><text:span text:style-name="T1"><text:line-break/></text:span><text:span text:style-name="T2">using object_type =</text:span><text:span text:style-name="T2"><text:line-break/></text:span><text:span text:style-name="T2"> <text:s/>std::unordered_map&lt;</text:span><text:span text:style-name="T2"><text:line-break/></text:span><text:span text:style-name="T2"> <text:s text:c="3"/>std::string, std::shared_ptr&lt;json&gt;&gt;;</text:span><text:span text:style-name="T2"><text:line-break/></text:span><text:span text:style-name="T2">using value_type = std::variant&lt;</text:span><text:span text:style-name="T2"><text:line-break/></text:span><text:span text:style-name="T2"> <text:s text:c="3"/>std::monostate,</text:span><text:span text:style-name="T2"><text:line-break/></text:span><text:span text:style-name="T2"> <text:s text:c="3"/>bool, int64_t, double,</text:span><text:span text:style-name="T2"><text:line-break/></text:span><text:span text:style-name="T2"> <text:s text:c="3"/>std::string,</text:span><text:span text:style-name="T2"><text:line-break/></text:span><text:span text:style-name="T2"> <text:s text:c="3"/>array_type, object_type&gt;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4T3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CSV &amp; CSJ</text:p>
          </draw:text-box>
        </draw:frame>
        <draw:frame presentation:style-name="pr4" draw:text-style-name="P5" draw:layer="layout" svg:width="14.558cm" svg:height="12.954cm" svg:x="1.664cm" svg:y="5.334cm" presentation:class="outline">
          <draw:text-box>
            <text:list text:style-name="L2">
              <text:list-header>
                <text:p text:style-name="P4"><text:span text:style-name="T2">foo,bar</text:span><text:span text:style-name="T2"><text:line-break/></text:span><text:span text:style-name="T2">one,two</text:span><text:span text:style-name="T2"><text:line-break/></text:span><text:span text:style-name="T2">1,2</text:span><text:span text:style-name="T2"><text:line-break/></text:span><text:span text:style-name="T2">,</text:span><text:span text:style-name="T2"><text:line-break/></text:span><text:span text:style-name="T2">t,f</text:span><text:span text:style-name="T2"><text:line-break/></text:span><text:span text:style-name="T2"/></text:p>
              </text:list-header>
            </text:list>
          </draw:text-box>
        </draw:frame>
        <draw:frame presentation:style-name="pr4" draw:layer="layout" svg:width="14.558cm" svg:height="12.954cm" svg:x="16.951cm" svg:y="5.334cm" presentation:class="outline" presentation:user-transformed="true">
          <draw:text-box>
            <text:list text:style-name="L2">
              <text:list-header>
                <text:p><text:span text:style-name="T2"><text:line-break/></text:span><text:span text:style-name="T2"/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4T3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CSV &amp; CSJ</text:p>
          </draw:text-box>
        </draw:frame>
        <draw:frame presentation:style-name="pr4" draw:text-style-name="P5" draw:layer="layout" svg:width="14.558cm" svg:height="12.954cm" svg:x="1.664cm" svg:y="5.334cm" presentation:class="outline">
          <draw:text-box>
            <text:list text:style-name="L2">
              <text:list-header>
                <text:p text:style-name="P4"><text:span text:style-name="T2">foo,bar</text:span><text:span text:style-name="T2"><text:line-break/></text:span><text:span text:style-name="T2">one,two</text:span><text:span text:style-name="T2"><text:line-break/></text:span><text:span text:style-name="T2">1,2.5</text:span><text:span text:style-name="T2"><text:line-break/></text:span><text:span text:style-name="T2">,</text:span><text:span text:style-name="T2"><text:line-break/></text:span><text:span text:style-name="T2">t,f</text:span><text:span text:style-name="T2"><text:line-break/></text:span><text:span text:style-name="T2"/></text:p>
              </text:list-header>
            </text:list>
          </draw:text-box>
        </draw:frame>
        <draw:frame presentation:style-name="pr4" draw:layer="layout" svg:width="14.558cm" svg:height="12.954cm" svg:x="16.951cm" svg:y="5.334cm" presentation:class="outline" presentation:user-transformed="true">
          <draw:text-box>
            <text:list text:style-name="L2">
              <text:list-header>
                <text:p><text:span text:style-name="T2">“</text:span><text:span text:style-name="T2">foo”,”bar”</text:span><text:span text:style-name="T2"><text:line-break/></text:span><text:span text:style-name="T2">”one”,”two”</text:span><text:span text:style-name="T2"><text:line-break/></text:span><text:span text:style-name="T2">1,2.5</text:span><text:span text:style-name="T2"><text:line-break/></text:span><text:span text:style-name="T2">null,””</text:span><text:span text:style-name="T2"><text:line-break/></text:span><text:span text:style-name="T2">true,false</text:span><text:span text:style-name="T2"><text:line-break/></text:span><text:span text:style-name="T2"/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4" draw:master-page-name="Vivid1" presentation:presentation-page-layout-name="AL2T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Let’s start</text:p>
          </draw:text-box>
        </draw:frame>
        <draw:frame presentation:style-name="pr4" draw:text-style-name="P7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text:style-name="P6"><text:span text:style-name="T2">for ( auto &amp;row : rs ) {</text:span></text:p>
              </text:list-item>
              <text:list-item>
                <text:p text:style-name="P6"><text:span text:style-name="T2"><text:s text:c="4"/></text:span><text:span text:style-name="T2">bool first{true};</text:span></text:p>
              </text:list-item>
              <text:list-item>
                <text:p text:style-name="P6"><text:span text:style-name="T2"><text:s text:c="4"/></text:span><text:span text:style-name="T2">for ( const json &amp;field : row ) {</text:span></text:p>
              </text:list-item>
              <text:list-item>
                <text:p text:style-name="P6"><text:span text:style-name="T2"><text:s text:c="8"/></text:span><text:span text:style-name="T2">if ( not first ) {</text:span></text:p>
              </text:list-item>
              <text:list-item>
                <text:p text:style-name="P6"><text:span text:style-name="T2"><text:s text:c="12"/></text:span><text:span text:style-name="T2">std::cout &lt;&lt; ',';</text:span></text:p>
              </text:list-item>
              <text:list-item>
                <text:p text:style-name="P6"><text:span text:style-name="T2"><text:s text:c="8"/></text:span><text:span text:style-name="T2">} else {</text:span></text:p>
              </text:list-item>
              <text:list-item>
                <text:p text:style-name="P6"><text:span text:style-name="T2"><text:s text:c="12"/></text:span><text:span text:style-name="T2">first = false;</text:span></text:p>
              </text:list-item>
              <text:list-item>
                <text:p text:style-name="P6"><text:span text:style-name="T2"><text:s text:c="8"/></text:span><text:span text:style-name="T2">}</text:span></text:p>
              </text:list-item>
              <text:list-item>
                <text:p text:style-name="P6"><text:span text:style-name="T2"><text:s text:c="8"/></text:span><text:span text:style-name="T2">std::cout &lt;&lt; stringify(field);</text:span></text:p>
              </text:list-item>
              <text:list-item>
                <text:p text:style-name="P6"><text:span text:style-name="T2"><text:s text:c="4"/></text:span><text:span text:style-name="T2">}</text:span></text:p>
              </text:list-item>
              <text:list-item>
                <text:p text:style-name="P6"><text:span text:style-name="T2"><text:s text:c="4"/></text:span><text:span text:style-name="T2">std::cout &lt;&lt; std::endl;</text:span></text:p>
              </text:list-item>
              <text:list-item>
                <text:p text:style-name="P6"><text:span text:style-name="T2">}</text:span></text:p>
              </text:list-item>
            </text:list>
          </draw:text-box>
        </draw:frame>
        <presentation:notes draw:style-name="dp5">
          <draw:page-thumbnail draw:style-name="gr1" draw:layer="layout" svg:width="12.292cm" svg:height="10.386cm" svg:x="4.352cm" svg:y="3.104cm" draw:page-number="8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4" draw:master-page-name="Vivid1" presentation:presentation-page-layout-name="AL5T32">
        <office:forms form:automatic-focus="false" form:apply-design-mode="false"/>
        <draw:frame presentation:style-name="pr9" draw:text-style-name="P3" draw:layer="layout" svg:width="29.996cm" svg:height="16.255cm" svg:x="1.664cm" svg:y="0.337cm" presentation:class="subtitle" presentation:placeholder="true">
          <draw:text-box/>
        </draw:frame>
        <draw:frame presentation:style-name="pr3" draw:layer="layout" svg:width="29.996cm" svg:height="3.506cm" svg:x="1.666cm" svg:y="0.837cm" presentation:class="title" presentation:user-transformed="true">
          <draw:text-box>
            <text:p>Remove std::endl</text:p>
          </draw:text-box>
        </draw:frame>
        <presentation:notes draw:style-name="dp5">
          <draw:page-thumbnail draw:style-name="gr1" draw:layer="layout" svg:width="12.292cm" svg:height="10.386cm" svg:x="4.352cm" svg:y="3.104cm" draw:page-number="9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4" draw:master-page-name="Vivid1" presentation:presentation-page-layout-name="AL5T32">
        <office:forms form:automatic-focus="false" form:apply-design-mode="false"/>
        <draw:frame presentation:style-name="pr9" draw:text-style-name="P3" draw:layer="layout" svg:width="29.996cm" svg:height="16.255cm" svg:x="1.664cm" svg:y="0.337cm" presentation:class="subtitle" presentation:placeholder="true">
          <draw:text-box/>
        </draw:frame>
        <draw:frame presentation:style-name="pr3" draw:layer="layout" svg:width="29.996cm" svg:height="3.506cm" svg:x="1.666cm" svg:y="0.837cm" presentation:class="title" presentation:user-transformed="true">
          <draw:text-box>
            <text:p>The two things: The second</text:p>
          </draw:text-box>
        </draw:frame>
        <presentation:notes draw:style-name="dp5">
          <draw:page-thumbnail draw:style-name="gr1" draw:layer="layout" svg:width="12.292cm" svg:height="10.386cm" svg:x="4.352cm" svg:y="3.104cm" draw:page-number="10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4" draw:master-page-name="Vivid1" presentation:presentation-page-layout-name="AL5T32">
        <draw:frame presentation:style-name="pr9" draw:text-style-name="P3" draw:layer="layout" svg:width="29.996cm" svg:height="16.255cm" svg:x="1.664cm" svg:y="0.337cm" presentation:class="subtitle" presentation:placeholder="true">
          <draw:text-box/>
        </draw:frame>
        <draw:frame presentation:style-name="pr3" draw:layer="layout" svg:width="29.996cm" svg:height="3.506cm" svg:x="1.666cm" svg:y="0.837cm" presentation:class="title" presentation:user-transformed="true">
          <draw:text-box>
            <text:p>The two things: The First</text:p>
          </draw:text-box>
        </draw:frame>
        <presentation:notes draw:style-name="dp5">
          <draw:page-thumbnail draw:style-name="gr1" draw:layer="layout" svg:width="12.292cm" svg:height="10.386cm" svg:x="4.352cm" svg:y="3.104cm" draw:page-number="11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4" draw:master-page-name="Vivid1" presentation:presentation-page-layout-name="AL6T14">
        <draw:frame presentation:style-name="pr3" draw:layer="layout" svg:width="29.996cm" svg:height="3.506cm" svg:x="1.664cm" svg:y="0.337cm" presentation:class="title">
          <draw:text-box>
            <text:p>Allocating Memory</text:p>
          </draw:text-box>
        </draw:frame>
        <draw:frame presentation:style-name="pr7" draw:layer="layout" svg:width="29.832cm" svg:height="6.179cm" svg:x="1.664cm" svg:y="5.334cm" presentation:class="outline">
          <draw:text-box>
            <text:list text:style-name="L2">
              <text:list-item>
                <text:p>co<text:span text:style-name="T2">nst auto trial = [](const std::size_t size) {</text:span></text:p>
              </text:list-item>
              <text:list-item>
                <text:p><text:span text:style-name="T2"><text:s text:c="4"/></text:span><text:span text:style-name="T2">for ( auto left = 10 &lt;&lt; 20 /* 1MB */; left; left -= size ) {</text:span></text:p>
              </text:list-item>
              <text:list-item>
                <text:p><text:span text:style-name="T2"><text:s text:c="8"/></text:span><text:span text:style-name="T2">if ( not malloc(size) ) std::exit(2);</text:span></text:p>
              </text:list-item>
              <text:list-item>
                <text:p><text:span text:style-name="T2"><text:s text:c="4"/></text:span><text:span text:style-name="T2">}</text:span></text:p>
              </text:list-item>
              <text:list-item>
                <text:p><text:span text:style-name="T2">};</text:span></text:p>
              </text:list-item>
              <text:list-item>
                <text:p/>
              </text:list-item>
            </text:list>
          </draw:text-box>
        </draw:frame>
        <draw:frame draw:style-name="Default_5f_3" draw:layer="layout" svg:width="29.831cm" svg:height="5.552cm" svg:x="1.738cm" svg:y="14.423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pan text:style-name="T3">Allocation size</text:span></text:p>
              </table:table-cell>
              <table:table-cell>
                <text:p text:style-name="P8"><text:span text:style-name="T3">Allocations</text:span></text:p>
              </table:table-cell>
              <table:table-cell>
                <text:p text:style-name="P8"><text:span text:style-name="T3">Total time</text:span></text:p>
              </table:table-cell>
              <table:table-cell>
                <text:p text:style-name="P8"><text:span text:style-name="T3">Time per allocation</text:span></text:p>
              </table:table-cell>
              <table:table-cell>
                <text:p text:style-name="P8"><text:span text:style-name="T3">Time per byte</text:span></text:p>
              </table:table-cell>
            </table:table-row>
            <table:table-row table:style-name="ro2" table:default-cell-style-name="ce1">
              <table:table-cell>
                <text:p text:style-name="P8"><text:span text:style-name="T3">1KB</text:span></text:p>
              </table:table-cell>
              <table:table-cell>
                <text:p text:style-name="P8"><text:span text:style-name="T3">10240</text:span></text:p>
              </table:table-cell>
              <table:table-cell>
                <text:p text:style-name="P8"><text:span text:style-name="T3">8030μs</text:span></text:p>
              </table:table-cell>
              <table:table-cell>
                <text:p text:style-name="P8"><text:span text:style-name="T3">784ns</text:span></text:p>
              </table:table-cell>
              <table:table-cell>
                <text:p text:style-name="P8"><text:span text:style-name="T3">766ps</text:span></text:p>
              </table:table-cell>
            </table:table-row>
            <table:table-row table:style-name="ro2" table:default-cell-style-name="ce1">
              <table:table-cell>
                <text:p text:style-name="P8"><text:span text:style-name="T3">16KB</text:span></text:p>
              </table:table-cell>
              <table:table-cell>
                <text:p text:style-name="P8"><text:span text:style-name="T3">640</text:span></text:p>
              </table:table-cell>
              <table:table-cell>
                <text:p text:style-name="P8"><text:span text:style-name="T3">1637μs</text:span></text:p>
              </table:table-cell>
              <table:table-cell>
                <text:p text:style-name="P8"><text:span text:style-name="T3">2558ns</text:span></text:p>
              </table:table-cell>
              <table:table-cell>
                <text:p text:style-name="P8"><text:span text:style-name="T3">156ps</text:span></text:p>
              </table:table-cell>
            </table:table-row>
            <table:table-row table:style-name="ro3" table:default-cell-style-name="ce1">
              <table:table-cell>
                <text:p text:style-name="P8"><text:span text:style-name="T3">512KB</text:span></text:p>
              </table:table-cell>
              <table:table-cell>
                <text:p text:style-name="P8"><text:span text:style-name="T3">2</text:span></text:p>
              </table:table-cell>
              <table:table-cell>
                <text:p text:style-name="P8"><text:span text:style-name="T3">77μs</text:span></text:p>
              </table:table-cell>
              <table:table-cell>
                <text:p text:style-name="P8"><text:span text:style-name="T3">3855ns</text:span></text:p>
              </table:table-cell>
              <table:table-cell>
                <text:p text:style-name="P8"><text:span text:style-name="T3">7p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5">
          <draw:page-thumbnail draw:style-name="gr1" draw:layer="layout" svg:width="12.292cm" svg:height="10.386cm" svg:x="4.352cm" svg:y="3.104cm" draw:page-number="12" presentation:class="page"/>
          <draw:frame presentation:style-name="pr5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4" draw:master-page-name="Vivid1" presentation:presentation-page-layout-name="AL6T14">
        <draw:frame presentation:style-name="pr3" draw:layer="layout" svg:width="29.996cm" svg:height="3.506cm" svg:x="1.664cm" svg:y="0.337cm" presentation:class="title">
          <draw:text-box>
            <text:p>Performing IO</text:p>
          </draw:text-box>
        </draw:frame>
        <draw:frame presentation:style-name="pr7" draw:layer="layout" svg:width="29.832cm" svg:height="6.179cm" svg:x="1.664cm" svg:y="5.334cm" presentation:class="outline">
          <draw:text-box>
            <text:list text:style-name="L2">
              <text:list-item>
                <text:p>co<text:span text:style-name="T2">nst auto trial = [](const std::size_t size) {</text:span></text:p>
              </text:list-item>
              <text:list-item>
                <text:p><text:span text:style-name="T2"><text:s text:c="4"/></text:span><text:span text:style-name="T2">for ( auto left = 10 &lt;&lt; 20 /* 1MB */; left; left -= size ) {</text:span></text:p>
              </text:list-item>
              <text:list-item>
                <text:p><text:span text:style-name="T2"><text:s text:c="8"/></text:span><text:span text:style-name="T2">if ( not malloc(size) ) std::exit(2);</text:span></text:p>
              </text:list-item>
              <text:list-item>
                <text:p><text:span text:style-name="T2"><text:s text:c="4"/></text:span><text:span text:style-name="T2">}</text:span></text:p>
              </text:list-item>
              <text:list-item>
                <text:p><text:span text:style-name="T2">};</text:span></text:p>
              </text:list-item>
              <text:list-item>
                <text:p/>
              </text:list-item>
            </text:list>
          </draw:text-box>
        </draw:frame>
        <draw:frame draw:style-name="Default_5f_2" draw:layer="layout" svg:width="29.831cm" svg:height="5.031cm" svg:x="1.738cm" svg:y="14.423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4" table:default-cell-style-name="ce1">
              <table:table-cell>
                <text:p text:style-name="P8"><text:span text:style-name="T3">Write size</text:span></text:p>
              </table:table-cell>
              <table:table-cell>
                <text:p text:style-name="P8"><text:span text:style-name="T3">Writes</text:span></text:p>
              </table:table-cell>
              <table:table-cell>
                <text:p text:style-name="P8"><text:span text:style-name="T3">Total time</text:span></text:p>
              </table:table-cell>
              <table:table-cell>
                <text:p text:style-name="P8"><text:span text:style-name="T3">Time per write</text:span></text:p>
              </table:table-cell>
              <table:table-cell>
                <text:p text:style-name="P8"><text:span text:style-name="T3">Time per byte</text:span></text:p>
              </table:table-cell>
            </table:table-row>
            <table:table-row table:style-name="ro5" table:default-cell-style-name="ce1">
              <table:table-cell>
                <text:p text:style-name="P8"><text:span text:style-name="T3">1KB</text:span></text:p>
              </table:table-cell>
              <table:table-cell>
                <text:p text:style-name="P8"><text:span text:style-name="T3">10240</text:span></text:p>
              </table:table-cell>
              <table:table-cell>
                <text:p text:style-name="P8"><text:span text:style-name="T3">4820μs</text:span></text:p>
              </table:table-cell>
              <table:table-cell>
                <text:p text:style-name="P8"><text:span text:style-name="T3">470ns</text:span></text:p>
              </table:table-cell>
              <table:table-cell>
                <text:p text:style-name="P8"><text:span text:style-name="T3">460ns</text:span></text:p>
              </table:table-cell>
            </table:table-row>
            <table:table-row table:style-name="ro5" table:default-cell-style-name="ce1">
              <table:table-cell>
                <text:p text:style-name="P8"><text:span text:style-name="T3">16KB</text:span></text:p>
              </table:table-cell>
              <table:table-cell>
                <text:p text:style-name="P8"><text:span text:style-name="T3">640</text:span></text:p>
              </table:table-cell>
              <table:table-cell>
                <text:p text:style-name="P8"><text:span text:style-name="T3">309μs</text:span></text:p>
              </table:table-cell>
              <table:table-cell>
                <text:p text:style-name="P8"><text:span text:style-name="T3">483ns</text:span></text:p>
              </table:table-cell>
              <table:table-cell>
                <text:p text:style-name="P8"><text:span text:style-name="T3">156ps</text:span></text:p>
              </table:table-cell>
            </table:table-row>
            <table:table-row table:style-name="ro5" table:default-cell-style-name="ce1">
              <table:table-cell>
                <text:p text:style-name="P8"><text:span text:style-name="T3">512KB</text:span></text:p>
              </table:table-cell>
              <table:table-cell>
                <text:p text:style-name="P8"><text:span text:style-name="T3">2</text:span></text:p>
              </table:table-cell>
              <table:table-cell>
                <text:p text:style-name="P8"><text:span text:style-name="T3">22μs</text:span></text:p>
              </table:table-cell>
              <table:table-cell>
                <text:p text:style-name="P8"><text:span text:style-name="T3">1109ns</text:span></text:p>
              </table:table-cell>
              <table:table-cell>
                <text:p text:style-name="P8"><text:span text:style-name="T3">7ps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5">
          <draw:page-thumbnail draw:style-name="gr1" draw:layer="layout" svg:width="12.292cm" svg:height="10.386cm" svg:x="4.352cm" svg:y="3.104cm" draw:page-number="13" presentation:class="page"/>
          <draw:frame presentation:style-name="pr5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4" draw:master-page-name="Vivid1" presentation:presentation-page-layout-name="AL5T32">
        <draw:frame presentation:style-name="pr9" draw:text-style-name="P3" draw:layer="layout" svg:width="29.996cm" svg:height="16.255cm" svg:x="1.664cm" svg:y="0.337cm" presentation:class="subtitle" presentation:placeholder="true">
          <draw:text-box/>
        </draw:frame>
        <draw:frame presentation:style-name="pr3" draw:layer="layout" svg:width="29.996cm" svg:height="3.506cm" svg:x="1.666cm" svg:y="0.837cm" presentation:class="title" presentation:user-transformed="true">
          <draw:text-box>
            <text:p>Using std::string as a buffer</text:p>
          </draw:text-box>
        </draw:frame>
        <presentation:notes draw:style-name="dp5">
          <draw:page-thumbnail draw:style-name="gr1" draw:layer="layout" svg:width="12.292cm" svg:height="10.386cm" svg:x="4.352cm" svg:y="3.104cm" draw:page-number="14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4" draw:master-page-name="Vivid1" presentation:presentation-page-layout-name="AL5T32">
        <draw:frame presentation:style-name="pr9" draw:text-style-name="P3" draw:layer="layout" svg:width="29.996cm" svg:height="16.255cm" svg:x="1.664cm" svg:y="0.337cm" presentation:class="subtitle" presentation:placeholder="true">
          <draw:text-box/>
        </draw:frame>
        <draw:frame presentation:style-name="pr3" draw:layer="layout" svg:width="29.996cm" svg:height="3.506cm" svg:x="1.666cm" svg:y="0.837cm" presentation:class="title" presentation:user-transformed="true">
          <draw:text-box>
            <text:p>Subtle bug and to_chars</text:p>
          </draw:text-box>
        </draw:frame>
        <presentation:notes draw:style-name="dp5">
          <draw:page-thumbnail draw:style-name="gr1" draw:layer="layout" svg:width="12.292cm" svg:height="10.386cm" svg:x="4.352cm" svg:y="3.104cm" draw:page-number="15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4" draw:master-page-name="Vivid1" presentation:presentation-page-layout-name="AL5T32">
        <draw:frame presentation:style-name="pr9" draw:text-style-name="P3" draw:layer="layout" svg:width="29.996cm" svg:height="16.255cm" svg:x="1.664cm" svg:y="0.337cm" presentation:class="subtitle" presentation:placeholder="true">
          <draw:text-box/>
        </draw:frame>
        <draw:frame presentation:style-name="pr3" draw:layer="layout" svg:width="29.996cm" svg:height="3.506cm" svg:x="1.666cm" svg:y="0.837cm" presentation:class="title" presentation:user-transformed="true">
          <draw:text-box>
            <text:p>Unbuffered</text:p>
          </draw:text-box>
        </draw:frame>
        <presentation:notes draw:style-name="dp5">
          <draw:page-thumbnail draw:style-name="gr1" draw:layer="layout" svg:width="12.292cm" svg:height="10.386cm" svg:x="4.352cm" svg:y="3.104cm" draw:page-number="16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4" draw:master-page-name="Vivid1" presentation:presentation-page-layout-name="AL5T32">
        <draw:frame presentation:style-name="pr10" draw:text-style-name="P3" draw:layer="layout" svg:width="29.996cm" svg:height="16.255cm" svg:x="1.664cm" svg:y="0.337cm" presentation:class="subtitle" presentation:placeholder="true">
          <draw:text-box/>
        </draw:frame>
        <presentation:notes draw:style-name="dp5">
          <draw:page-thumbnail draw:style-name="gr1" draw:layer="layout" svg:width="12.292cm" svg:height="10.386cm" svg:x="4.352cm" svg:y="3.104cm" draw:page-number="17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number text:level="1" style:num-format="">
            <style:list-level-properties/>
            <style:text-properties fo:color="#04617b" fo:font-size="4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  <style:presentation-page-layout style:name="AL6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9T15:36:14.917641308</meta:creation-date>
    <meta:editing-duration>PT6H15M3S</meta:editing-duration>
    <meta:editing-cycles>13</meta:editing-cycles>
    <meta:generator>LibreOffice/6.0.3.2$Linux_X86_64 LibreOffice_project/00m0$Build-2</meta:generator>
    <dc:title>Vivid</dc:title>
    <dc:date>2018-09-17T14:11:23.331906275</dc:date>
    <meta:document-statistic meta:object-count="113"/>
  </office:meta>
</office:document-meta>
</file>